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679411764705882" calcext:value-type="float">
            <text:p>0.6794117647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222948160685261" calcext:value-type="float">
            <text:p>0.2229481607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3.5/10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4.5/1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2:24:21.026515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0-03T14:37:23.663062270</dc:date>
    <meta:editing-duration>PT2H44M51S</meta:editing-duration>
    <meta:editing-cycles>6</meta:editing-cycles>
    <meta:generator>LibreOffice/5.1.6.2$Linux_X86_64 LibreOffice_project/10m0$Build-2</meta:generator>
    <meta:document-statistic meta:table-count="1" meta:cell-count="40" meta:object-count="0"/>
  </office:meta>
</office:document-meta>
</file>